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loext:opacity="100%" officeooo:rsid="00065248" officeooo:paragraph-rsid="00065248"/>
    </style:style>
    <style:style style:name="P2" style:family="paragraph" style:parent-style-name="Standard">
      <style:text-properties fo:color="#ffffff" loext:opacity="100%" officeooo:rsid="0007f38f" officeooo:paragraph-rsid="0007f38f"/>
    </style:style>
    <style:style style:name="P3" style:family="paragraph" style:parent-style-name="Standard">
      <style:text-properties fo:color="#ffffff" loext:opacity="100%" officeooo:rsid="00092bdf" officeooo:paragraph-rsid="000e3c2d"/>
    </style:style>
    <style:style style:name="P4" style:family="paragraph" style:parent-style-name="Standard">
      <style:text-properties fo:color="#ffffff" loext:opacity="100%" officeooo:rsid="000ae3d3" officeooo:paragraph-rsid="000ae3d3"/>
    </style:style>
    <style:style style:name="P5" style:family="paragraph" style:parent-style-name="Standard">
      <style:text-properties fo:color="#ffffff" loext:opacity="100%" officeooo:rsid="000c3590" officeooo:paragraph-rsid="000c3590"/>
    </style:style>
    <style:style style:name="P6" style:family="paragraph" style:parent-style-name="Standard">
      <style:text-properties fo:color="#ffffff" loext:opacity="100%" officeooo:rsid="000f4347" officeooo:paragraph-rsid="000f4347"/>
    </style:style>
    <style:style style:name="P7" style:family="paragraph" style:parent-style-name="Standard">
      <style:text-properties fo:color="#ffffff" loext:opacity="100%" officeooo:rsid="000f4347" officeooo:paragraph-rsid="000f4347"/>
    </style:style>
    <style:style style:name="P8" style:family="paragraph" style:parent-style-name="Standard" style:list-style-name="L1">
      <style:text-properties fo:color="#ffffff" loext:opacity="100%" officeooo:rsid="000f4347" officeooo:paragraph-rsid="0010ea84"/>
    </style:style>
    <style:style style:name="P9" style:family="paragraph" style:parent-style-name="Standard">
      <style:text-properties fo:color="#ffffff" loext:opacity="100%" officeooo:rsid="0010ea84" officeooo:paragraph-rsid="0010ea84"/>
    </style:style>
    <style:style style:name="P10" style:family="paragraph" style:parent-style-name="Standard" style:list-style-name="L2">
      <style:text-properties fo:color="#ffffff" loext:opacity="100%" officeooo:rsid="0010ea84" officeooo:paragraph-rsid="0010ea84"/>
    </style:style>
    <style:style style:name="P11" style:family="paragraph" style:parent-style-name="Standard">
      <style:text-properties fo:color="#ffffff" loext:opacity="100%" officeooo:rsid="00157dd9" officeooo:paragraph-rsid="00157dd9"/>
    </style:style>
    <style:style style:name="P12" style:family="paragraph" style:parent-style-name="Standard" style:list-style-name="L1">
      <style:text-properties fo:color="#c9211e" loext:opacity="100%" officeooo:paragraph-rsid="000f4347"/>
    </style:style>
    <style:style style:name="P13" style:family="paragraph" style:parent-style-name="Standard" style:list-style-name="L1">
      <style:text-properties fo:color="#c9211e" loext:opacity="100%" officeooo:rsid="000f4347" officeooo:paragraph-rsid="0010ea84"/>
    </style:style>
    <style:style style:name="T1" style:family="text">
      <style:text-properties officeooo:rsid="00092bdf"/>
    </style:style>
    <style:style style:name="T2" style:family="text">
      <style:text-properties officeooo:rsid="000c3590"/>
    </style:style>
    <style:style style:name="T3" style:family="text">
      <style:text-properties officeooo:rsid="000dd00e"/>
    </style:style>
    <style:style style:name="T4" style:family="text">
      <style:text-properties officeooo:rsid="000e3c2d"/>
    </style:style>
    <style:style style:name="T5" style:family="text">
      <style:text-properties officeooo:rsid="000ee987"/>
    </style:style>
    <style:style style:name="T6" style:family="text">
      <style:text-properties fo:color="#ffffff" loext:opacity="100%"/>
    </style:style>
    <style:style style:name="T7" style:family="text">
      <style:text-properties fo:color="#ffffff" loext:opacity="100%" officeooo:rsid="000f4347"/>
    </style:style>
    <style:style style:name="T8" style:family="text">
      <style:text-properties fo:color="#ffffff" loext:opacity="100%" officeooo:rsid="00125b94"/>
    </style:style>
    <style:style style:name="T9" style:family="text">
      <style:text-properties officeooo:rsid="001714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ntory system slot based </text:p>
      <text:p text:style-name="P1">there are 4 item types </text:p>
      <text:p text:style-name="P1">large items – can only be held in hands or in a specific mount</text:p>
      <text:p text:style-name="P1">medium items – bulky items can fit into large inventory slots only</text:p>
      <text:p text:style-name="P1">small items – can fit into small slots or 5 to a large slot</text:p>
      <text:p text:style-name="P1">data – non physical items that require physical medium or space on an implant to carry</text:p>
      <text:p text:style-name="P1"/>
      <text:p text:style-name="P2">Small slots are things like paints pockets small <text:span text:style-name="T1">cases. Medium items can be carried in things like backpacks and depending on the item large pockets.</text:span></text:p>
      <text:p text:style-name="P2"/>
      <text:p text:style-name="P3">Equipment <text:s/>– all characters have 3 armor slots (paints, boots, and shirt) and 2 utility slots(waist and back) in addition solarin can equip specific items to their tails and corvid depending on body type cant equip anything to their arms. Rings can contain data storage <text:span text:style-name="T4">or stim injectors</text:span>. <text:span text:style-name="T2">the wrist equipment slot allows for expansion of capacity for arm augments like chem throwers or </text:span><text:span text:style-name="T3">separate mods like recoil reduction modals. </text:span><text:span text:style-name="T4">Most </text:span>characters<text:span text:style-name="T4"> have two hand slots that can contain any movable item corvid can have 3 (fliers can use their feet as hands, either types can use their beaks but will take a handling penalty)</text:span></text:p>
      <text:p text:style-name="P3"/>
      <text:p text:style-name="P4">Augments – these are implants or body modifications there are tw<text:span text:style-name="T5">o</text:span> classes enhancement and combat. </text:p>
      <text:p text:style-name="P4"/>
      <text:p text:style-name="P4">Enhancement implants are generally implanted in the head, back, <text:span text:style-name="T5">or chest</text:span> however civilian grade limb replacements also fall into this classification. These only serve to either temporally or permanently increase a users stats.</text:p>
      <text:p text:style-name="P5">ex. of an internal implant of this type is a neural coproccessor (as long as functional it would allow int increase as well as allow you to hold data directly in your head).</text:p>
      <text:p text:style-name="P5">ex. could also include a modified chem thrower to dispense bio-paste </text:p>
      <text:p text:style-name="P5"/>
      <text:p text:style-name="P5">Combat implants are most commonly implanted in the arms or legs. The effects can range widely from retractable blades to micro ordinance and chem throwers. </text:p>
      <text:p text:style-name="P5">Ex. leg augment that allows the user to drop mines or listening devices without being noticed </text:p>
      <text:p text:style-name="P5"/>
      <text:p text:style-name="P6">healing. </text:p>
      <text:p text:style-name="P6">In combat </text:p>
      <text:list xml:id="list3421753635" text:style-name="L1">
        <text:list-item>
          <text:p text:style-name="P12"><text:span text:style-name="T7">painkiller injectors </text:span><text:span text:style-name="T8">– </text:span><text:span text:style-name="T7">can be implants restores a set %age of lost health makes bleeding effects slightly worse wares off after an arbitrary amount of time</text:span><text:span text:style-name="T8">(temparary health is removed on any rest)</text:span></text:p>
        </text:list-item>
        <text:list-item>
          <text:p text:style-name="P12"><text:span text:style-name="T7">medkits </text:span><text:span text:style-name="T8">– </text:span><text:span text:style-name="T7">stops bleeding and adds a small amount of health back from the specific wound it was used on </text:span><text:span text:style-name="T8">(restores full health on long rest if used out of combat)</text:span></text:p>
        </text:list-item>
        <text:list-item>
          <text:p text:style-name="P13"><text:span text:style-name="T6">biopaste </text:span><text:span text:style-name="T8">(should be rare)</text:span><text:span text:style-name="T6">– bonus action stops bleeding and restores 10% of damage from specific wound damage per turn </text:span><text:span text:style-name="T8">(cap 5 turns)</text:span><text:span text:style-name="T6"> and has a chance to revere poison effects from the specific wound each turn </text:span><text:span text:style-name="T8">it effects</text:span><text:span text:style-name="T6"> </text:span><text:span text:style-name="T8">(if used outside combat it heals 70% damage from a specific wound and has a 35% chance to reverse poison/venom effects if allied to the wound that inflicted them.)</text:span></text:p>
          <text:p text:style-name="P8"><text:s/></text:p>
        </text:list-item>
      </text:list>
      <text:p text:style-name="P9">out of combat use only</text:p>
      <text:list xml:id="list1984074504" text:style-name="L2">
        <text:list-item>
          <text:p text:style-name="P10">re-generators – large machines that heal wounds good as new users can even choose if they scar (an amount of luck must be used if there is a lack of medical data on the entity placed inside)</text:p>
        </text:list-item>
      </text:list>
      <text:p text:style-name="P9"/>
      <text:p text:style-name="P9"/>
      <text:p text:style-name="P11"><text:soft-page-break/>will – a willpower this has different effects for PCs and NPCs</text:p>
      <text:p text:style-name="P11">NPC – sentient <text:span text:style-name="T1">characters</text:span> will become more open to suggestion at lower will levels however all NPCS will invert their behavior at 0 those that try to run will fight to the death and those that are aggressive will try to run.</text:p>
      <text:p text:style-name="P11"/>
      <text:p text:style-name="P11">PC – low will lower<text:span text:style-name="T9">s</text:span> effective charisma. When will reaches 0 a dice must be rolled at the beginning of their turn (threshold and die to be chosen by the DM, <text:span text:style-name="T9">factors to be considered: health, how many enemies are around, and will going into the encounter</text:span>) if they roll low their <text:span text:style-name="T1">character</text:span> will use their turn attempting to leave combat unless another nearby PC with high will rolls a charisma check to cheer them on (this <text:span text:style-name="T9">does not </text:span>increase will). If will drains to a negative of its max value without the PC d<text:span text:style-name="T9">y</text:span>ing <text:span text:style-name="T9">skip their turn until the end of comba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3T22:45:05.440000000</dc:date>
    <meta:editing-duration>PT24M25S</meta:editing-duration>
    <meta:editing-cycles>3</meta:editing-cycles>
    <meta:generator>LibreOffice/7.1.5.2$Windows_X86_64 LibreOffice_project/85f04e9f809797b8199d13c421bd8a2b025d52b5</meta:generator>
    <meta:document-statistic meta:table-count="0" meta:image-count="0" meta:object-count="0" meta:page-count="2" meta:paragraph-count="25" meta:word-count="653" meta:character-count="3724" meta:non-whitespace-character-count="3078"/>
  </office:meta>
</office:document-meta>
</file>